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left"/>
    </style:style>
    <style:style style:name="Table2.A" style:family="table-column">
      <style:table-column-properties style:column-width="0.5882in"/>
    </style:style>
    <style:style style:name="Table2.B" style:family="table-column">
      <style:table-column-properties style:column-width="0.4486in"/>
    </style:style>
    <style:style style:name="Table2.C" style:family="table-column">
      <style:table-column-properties style:column-width="1.475in"/>
    </style:style>
    <style:style style:name="Table2.D" style:family="table-column">
      <style:table-column-properties style:column-width="5.7882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D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D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officeooo:rsid="00651e67" officeooo:paragraph-rsid="00651e6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51e67" officeooo:paragraph-rsid="00651e6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7e6b6" officeooo:paragraph-rsid="0057e6b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9bf1e" officeooo:paragraph-rsid="00651e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1e67" officeooo:paragraph-rsid="00651e6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7e6b6" officeooo:paragraph-rsid="0057e6b6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9eb30" officeooo:paragraph-rsid="0059eb3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8580a" officeooo:paragraph-rsid="0058580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8580a" officeooo:paragraph-rsid="00621c7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45eea0" officeooo:paragraph-rsid="00621c7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c4fb9" officeooo:paragraph-rsid="005c4fb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9bf1e" officeooo:paragraph-rsid="0059bf1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1e67" officeooo:paragraph-rsid="00651e6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officeooo:rsid="00571155" officeooo:paragraph-rsid="0058580a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style:text-underline-style="none" fo:font-weight="normal" officeooo:rsid="005c4fb9" officeooo:paragraph-rsid="005c4fb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8580a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621c73" officeooo:paragraph-rsid="00621c73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5c4fb9" officeooo:paragraph-rsid="005c4fb9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9eb30" officeooo:paragraph-rsid="0059eb30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4673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style:text-underline-style="none" fo:font-weight="normal" officeooo:rsid="0057115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style:text-underline-style="none" fo:font-weight="normal" officeooo:rsid="00621c7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style:text-underline-style="none" fo:font-weight="normal" officeooo:rsid="0059bf1e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style:text-underline-style="none" fo:font-weight="normal" officeooo:rsid="0058580a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59eb30" style:font-weight-asian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style:text-underline-style="none" fo:font-weight="normal" officeooo:rsid="00571155" style:font-size-asian="12pt" style:font-weight-asian="normal" style:font-size-complex="12pt" style:font-weight-complex="normal"/>
    </style:style>
    <style:style style:name="T14" style:family="text">
      <style:text-properties officeooo:rsid="0035db3e"/>
    </style:style>
    <style:style style:name="T15" style:family="text">
      <style:text-properties officeooo:rsid="005eaec1"/>
    </style:style>
    <style:style style:name="T16" style:family="text">
      <style:text-properties officeooo:rsid="00646737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45eea0" style:font-weight-asian="normal" style:font-weight-complex="normal"/>
    </style:style>
    <style:style style:name="T19" style:family="text">
      <style:text-properties style:text-underline-style="none" fo:font-weight="normal" officeooo:rsid="0058580a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4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1</text:span><text:span text:style-name="T1"> -</text:span><text:span text:style-name="T2"> </text:span><text:span text:style-name="T3">A2A</text:span><text:span text:style-name="T2"> -</text:span><text:span text:style-name="T1"> </text:span><text:span text:style-name="T3">Radar </text:span><text:span text:style-name="T4">display and settings</text:span></text:p>
      <text:p text:style-name="P6"/>
      <text:p text:style-name="P7">Radar <text:span text:style-name="T16">display and settings</text:span></text:p>
      <text:list text:style-name="L1">
        <text:list-item>
          <text:p text:style-name="P10"><text:span text:style-name="T10">Upper left text shows BRA </text:span><text:span text:style-name="T11">(bearing on top, range below) </text:span><text:span text:style-name="T10">to TDC cursor (aka "ack symbols", "| <text:s/>|")</text:span></text:p>
        </text:list-item>
        <text:list-item>
          <text:p text:style-name="P11">Top line of text shows locked target's speed, aspect, and heading.</text:p>
        </text:list-item>
        <text:list-item>
          <text:p text:style-name="P12">Bottom left text shows bullseye bearing/range to cursor</text:p>
        </text:list-item>
        <text:list-item>
          <text:p text:style-name="P11">Bottom line of text shows ownship ground speed on left, airspeed on right.</text:p>
        </text:list-item>
        <text:list-item>
          <text:p text:style-name="P12">May have to change channel letter/number to deconflict radar freqs. <text:s/>(T1 and T2 OSBs) <text:s/>One flight would typically be one one letter, with flight members on different numbers.</text:p>
        </text:list-item>
        <text:list-item>
          <text:p text:style-name="P13">Number on the right of the TDC cursor are top and bottom altitudes of radar scan at the TDC cursor distance.</text:p>
        </text:list-item>
        <text:list-item>
          <text:p text:style-name="P14">Number on left side of TDC cursor when hovering over a target shows target's altitude.</text:p>
        </text:list-item>
        <text:list-item>
          <text:p text:style-name="P18"><text:span text:style-name="T18">M</text:span><text:span text:style-name="T17">ove the TDC cursor to top or bottom of scope to change range longer/shorter</text:span><text:span text:style-name="T19">, 10, 20, 40, 80, 160 nmi</text:span><text:span text:style-name="T17">.</text:span></text:p>
        </text:list-item>
        <text:list-item>
          <text:p text:style-name="P20"><text:span text:style-name="T6">Move the TDC cursor to left</text:span><text:span text:style-name="T7"> or right</text:span><text:span text:style-name="T6"> side of scope to cycle azimuth</text:span><text:span text:style-name="T8">/</text:span><text:span text:style-name="T6">scan width</text:span><text:span text:style-name="T9"> </text:span><text:span text:style-name="T8">60 deg (</text:span><text:span text:style-name="T9">+/-30</text:span><text:span text:style-name="T8">)</text:span><text:span text:style-name="T9"> or </text:span><text:span text:style-name="T8">120 deg (</text:span><text:span text:style-name="T9">+/-60</text:span><text:span text:style-name="T8">)</text:span><text:span text:style-name="T6">.</text:span></text:p>
          <text:list>
            <text:list-item>
              <text:p text:style-name="P21"><text:span text:style-name="T6">I</text:span><text:span text:style-name="T5">n 60 deg scan, long-press TDC press (&gt; 1 sec) to go to 30 deg (+/-15) scan.</text:span></text:p>
            </text:list-item>
          </text:list>
        </text:list-item>
        <text:list-item>
          <text:p text:style-name="P22"><text:span text:style-name="T6">I</text:span><text:span text:style-name="T5">n TWS mode, az-bump toggles 2-bar 60 deg or 4-bar 30 deg scan. <text:s/>Put TDC over word at bottom left of screen, changes to NARROW, press TDC to go to 6-bar 15 deg scan. <text:s/>To get out of that scan mode, az-bump.</text:span></text:p>
        </text:list-item>
        <text:list-item>
          <text:p text:style-name="P19">In TWS mode, press TDC on target to designate it as PDT (Primary Designated Target) with a star. <text:s/>Then put TDC over other targets and press TDC press to set them as SDT (Secondary Designated Targets) with a hollow box. <text:s/>Press Quick Step (Middle Finger Hat/Coolie up) to cycle PDT between the SDTs.</text:p>
        </text:list-item>
        <text:list-item>
          <text:p text:style-name="P15">TWS doesn't track targets through the notch as well as STT does.</text:p>
        </text:list-item>
        <text:list-item>
          <text:p text:style-name="P23"><text:span text:style-name="T13">C</text:span><text:span text:style-name="T12">aret at top of scope indicates targets that are beyond currently shown range.</text:span></text:p>
        </text:list-item>
        <text:list-item>
          <text:p text:style-name="P16">Typical config:</text:p>
          <text:list>
            <text:list-item>
              <text:p text:style-name="P16">Long range scan: 4-bar, 120 deg, INLV, FS 1, GMTR CHAF</text:p>
            </text:list-item>
            <text:list-item>
              <text:p text:style-name="P16">Shorter range scan: 6-bar, 60 deg, INVL, FS 1, GMTR CHAF</text:p>
            </text:list-item>
          </text:list>
        </text:list-item>
        <text:list-item>
          <text:p text:style-name="P17">Settings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OSB</text:p>
          </table:table-cell>
          <table:table-cell table:style-name="Table2.A1" office:value-type="string">
            <text:p text:style-name="P5">Values</text:p>
          </table:table-cell>
          <table:table-cell table:style-name="Table2.D1" office:value-type="string">
            <text:p text:style-name="P5">Function</text:p>
          </table:table-cell>
        </table:table-row>
        <table:table-row>
          <table:table-cell table:style-name="Table2.A2" office:value-type="string">
            <text:p text:style-name="P4">Bars</text:p>
          </table:table-cell>
          <table:table-cell table:style-name="Table2.A2" office:value-type="string">
            <text:p text:style-name="P4">L2</text:p>
          </table:table-cell>
          <table:table-cell table:style-name="Table2.A2" office:value-type="string">
            <text:p text:style-name="P4">1, 2, 4, 6, or 8</text:p>
          </table:table-cell>
          <table:table-cell table:style-name="Table2.D2" office:value-type="string">
            <text:p text:style-name="P4">Total elevation range of radar</text:p>
          </table:table-cell>
        </table:table-row>
        <table:table-row>
          <table:table-cell table:style-name="Table2.A2" office:value-type="string">
            <text:p text:style-name="P4">PRF</text:p>
          </table:table-cell>
          <table:table-cell table:style-name="Table2.A2" office:value-type="string">
            <text:p text:style-name="P4">B1</text:p>
          </table:table-cell>
          <table:table-cell table:style-name="Table2.A2" office:value-type="string">
            <text:p text:style-name="P4">HI, MED, INLV</text:p>
          </table:table-cell>
          <table:table-cell table:style-name="Table2.D2" office:value-type="string">
            <text:p text:style-name="P4">HI PRF -- long range, large targets, closing targets</text:p>
            <text:p text:style-name="P4">MED PRF -- shorter range (80 nmi max), smaller targets, low altitude targets, chasing targets</text:p>
          </table:table-cell>
        </table:table-row>
        <table:table-row>
          <table:table-cell table:style-name="Table2.A2" office:value-type="string">
            <text:p text:style-name="P4">FS</text:p>
          </table:table-cell>
          <table:table-cell table:style-name="Table2.A2" office:value-type="string">
            <text:p text:style-name="P4">B3??</text:p>
          </table:table-cell>
          <table:table-cell table:style-name="Table2.A2" office:value-type="string">
            <text:p text:style-name="P4">0, 1, 2</text:p>
          </table:table-cell>
          <table:table-cell table:style-name="Table2.D2" office:value-type="string">
            <text:p text:style-name="P4">Frame Store -- Number of full scans after which a contact will be cleared if not detected again.</text:p>
          </table:table-cell>
        </table:table-row>
        <table:table-row>
          <table:table-cell table:style-name="Table2.A2" office:value-type="string">
            <text:p text:style-name="P4">GMTR</text:p>
          </table:table-cell>
          <table:table-cell table:style-name="Table2.A2" office:value-type="string">
            <text:p text:style-name="P4">L3</text:p>
          </table:table-cell>
          <table:table-cell table:style-name="Table2.A2" office:value-type="string">
            <text:p text:style-name="P4">LO, MED, HI, CHAF</text:p>
          </table:table-cell>
          <table:table-cell table:style-name="Table2.D2" office:value-type="string">
            <text:p text:style-name="P4">Ground Moving Target Rejection</text:p>
            <text:p text:style-name="P8">LO <text:span text:style-name="T15">- 45 kts, </text:span>may show false targets or ground targets</text:p>
            <text:p text:style-name="P8">MED<text:span text:style-name="T15"> - 63 kts</text:span></text:p>
            <text:p text:style-name="P8">HI<text:span text:style-name="T15"> - 87 kts</text:span></text:p>
            <text:p text:style-name="P8">CHAF <text:span text:style-name="T15">- 95 kts, </text:span>may eliminate helicopters or slow targets</text:p>
          </table:table-cell>
        </table:table-row>
        <table:table-row>
          <table:table-cell table:style-name="Table2.A2" office:value-type="string">
            <text:p text:style-name="P4">RGH</text:p>
          </table:table-cell>
          <table:table-cell table:style-name="Table2.A2" office:value-type="string">
            <text:p text:style-name="P4">B2</text:p>
          </table:table-cell>
          <table:table-cell table:style-name="Table2.A2" office:value-type="string">
            <text:p text:style-name="P4">on/off</text:p>
          </table:table-cell>
          <table:table-cell table:style-name="Table2.D2" office:value-type="string">
            <text:p text:style-name="P4">Range Gate High -- Special PRF mode between MED and HI. <text:s/>Rarely used??</text:p>
          </table:table-cell>
        </table:table-row>
        <table:table-row>
          <table:table-cell table:style-name="Table2.A2" office:value-type="string">
            <text:p text:style-name="P4">VCTR</text:p>
          </table:table-cell>
          <table:table-cell table:style-name="Table2.A2" office:value-type="string">
            <text:p text:style-name="P4">B3</text:p>
          </table:table-cell>
          <table:table-cell table:style-name="Table2.A2" office:value-type="string">
            <text:p text:style-name="P4">on/off</text:p>
          </table:table-cell>
          <table:table-cell table:style-name="Table2.D2" office:value-type="string">
            <text:p text:style-name="P4">Vector search -- Very slow search mode for small RCS targets or very long range.</text:p>
          </table:table-cell>
        </table:table-row>
        <table:table-row>
          <table:table-cell table:style-name="Table2.A2" office:value-type="string">
            <text:p text:style-name="P4">ENTER</text:p>
          </table:table-cell>
          <table:table-cell table:style-name="Table2.A2" office:value-type="string">
            <text:p text:style-name="P4">B5</text:p>
          </table:table-cell>
          <table:table-cell table:style-name="Table2.A2" office:value-type="string">
            <text:p text:style-name="P4">--</text:p>
          </table:table-cell>
          <table:table-cell table:style-name="Table2.D2" office:value-type="string">
            <text:p text:style-name="P4">Saves current radar settings to MRM or SRM mode (whichever is selected) as its new default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8:05:23.269000000</dc:date>
    <meta:editing-duration>P1DT1H45M56S</meta:editing-duration>
    <meta:editing-cycles>76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3" meta:word-count="527" meta:character-count="2680" meta:non-whitespace-character-count="2226"/>
  </office:meta>
</office:document-meta>
</file>